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0368" officeooo:paragraph-rsid="00010368"/>
    </style:style>
    <style:style style:name="P2" style:family="paragraph" style:parent-style-name="Standard">
      <style:paragraph-properties fo:text-align="start" style:justify-single-word="false"/>
      <style:text-properties officeooo:rsid="00010368" officeooo:paragraph-rsid="00010368"/>
    </style:style>
    <style:style style:name="P3" style:family="paragraph" style:parent-style-name="Header">
      <style:text-properties officeooo:rsid="00010368" officeooo:paragraph-rsid="000103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#1</text:p>
      <text:p text:style-name="P2"/>
      <text:p text:style-name="P2">I thought this was a good first asssignment to introduce the class to their programming language of choice and whatever testing suite that they decided to use. <text:s/>As far as requirements go, it was pretty broad, which is a good thing for this type of assignment because a tester should be capable of defining their own tests to simulate the proper functionality. <text:s/>I’ve used the tools before so I didn’t have many problems when working with them for this assignment. <text:s/>I considered my testing complete when I felt that all possibilities had a sufficient level of testing done to simulate the functionality. <text:s/>The level to which this is done obviously changes from person to person howe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0368" officeooo:paragraph-rsid="0001036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Yoseph Borai<text:tab/>SSW-567<text:tab/>8/30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2:52:23.793998953</meta:creation-date>
    <dc:date>2018-08-30T12:59:06.551191677</dc:date>
    <meta:editing-duration>PT6M42S</meta:editing-duration>
    <meta:editing-cycles>1</meta:editing-cycles>
    <meta:document-statistic meta:table-count="0" meta:image-count="0" meta:object-count="0" meta:page-count="1" meta:paragraph-count="3" meta:word-count="122" meta:character-count="724" meta:non-whitespace-character-count="601"/>
    <meta:generator>LibreOffice/5.1.6.2$Linux_X86_64 LibreOffice_project/10m0$Build-2</meta:generator>
  </office:meta>
</office:document-meta>
</file>